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8.709cm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7cm" svg:height="8.709cm" svg:x="0.5cm" svg:y="1.291cm" presentation:class="title" presentation:user-transformed="true">
          <draw:text-box>
            <text:p><text:span text:style-name="T1">Курс CASWE01</text:span><text:span text:style-name="T1"><text:line-break/></text:span><text:span text:style-name="T1">Лекция 4</text:span><text:span text:style-name="T1"><text:line-break/></text:span><text:span text:style-name="T1">SOFTWARE TESTING</text:span></text:p>
          </draw:text-box>
        </draw:frame>
        <draw:frame presentation:style-name="pr2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14cm" svg:x="1.4cm" svg:y="1cm" presentation:class="outline" presentation:user-transformed="true">
          <draw:text-box>
            <text:p>Тестирование ПО — это <text:span text:style-name="T2">динамическая</text:span> проверка того, что программа обеспечивает ожидаемое поведение на <text:span text:style-name="T2">конечном</text:span> наборе тестовых примеров, соответствующим образом <text:span text:style-name="T2">выбранных</text:span> из (обычно) бесконечной области.</text:p>
            <text:list text:style-name="L2">
              <text:list-item>
                <text:p><text:span text:style-name="T2">Динамическая</text:span> означает, что тестирование <text:span text:style-name="T2">всегда подразумевает выполнение</text:span> программы на выбранных входных данных. <text:span text:style-name="T2">Статические</text:span> методы отличаются от <text:s/>тестирования и дополняют его.</text:p>
              </text:list-item>
              <text:list-item>
                <text:p><text:span text:style-name="T2">Конечный</text:span>: Даже в простых программах теоретически возможно так много тестовых примеров, что для выполнения исчерпывающего тестирования могут потребоваться месяцы или годы. Тестирование всегда подразумевает <text:span text:style-name="T2">компромисс</text:span> между ограниченными ресурсами и графиками, с одной стороны, и изначально неограниченными требованиями к тестированию - с другой.</text:p>
              </text:list-item>
              <text:list-item>
                <text:p><text:span text:style-name="T2">Выбранные</text:span>: Методы тестирования существенно различаются в том, как выбирается набор тестов, и инженеры должны осознавать, что различные критерии отбора могут давать совершенно разную степень эффективности. На практике применяются методы анализа рисков.</text:p>
              </text:list-item>
              <text:list-item>
                <text:p><text:span text:style-name="T2">Ожидаемое</text:span>: должно быть возможно решить, являются ли наблюдаемые результаты тестирования программы приемлемыми или нет; в противном случае усилия по тестированию бесполезны. Наблюдаемое поведение может быть проверено на соответствие потребностям пользователя (<text:span text:style-name="T2">валидация</text:span>), спецификации (<text:span text:style-name="T2">верификация</text:span>) или ожидаемому поведению из неявных требований.</text:p>
              </text:list-item>
            </text:list>
            <text:p>Планирование тестирования ПО должно начинаться с ранних стадий процесса разработки требований, а планы и процедуры тестирования должны систематически разрабатываться и уточняться по мере разработки.</text:p>
            <text:p>Подход к качеству ПО основан на предотвращении: лучше предотвращать проблемы, чем исправлять их. Тестирование можно рассматривать как средство предоставления информации о функциональности и качествах программного обеспечения, а также для выявления неисправностей в тех случаях, когда предотвращение ошибок не было эффективным.</text:p>
            <text:p>Тестирование связано с разработкой ПО. Модульное и интеграционное тестирование тесно связаны с разработкой ПО и являются его частью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24T09:40:38.902000000</dc:date>
    <meta:editing-duration>PT14H48M15S</meta:editing-duration>
    <meta:editing-cycles>45</meta:editing-cycles>
    <meta:generator>LibreOffice/7.4.5.1$Windows_X86_64 LibreOffice_project/9c0871452b3918c1019dde9bfac75448afc4b57f</meta:generator>
    <meta:document-statistic meta:object-count="28"/>
  </office:meta>
</office:document-meta>
</file>